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195.79mm" table:align="left" style:may-break-between-rows="false"/>
    </style:style>
    <style:style style:name="Table4.A" style:family="table-column">
      <style:table-column-properties style:column-width="47.63mm"/>
    </style:style>
    <style:style style:name="Table4.B" style:family="table-column">
      <style:table-column-properties style:column-width="19.58mm"/>
    </style:style>
    <style:style style:name="Table4.C" style:family="table-column">
      <style:table-column-properties style:column-width="16.14mm"/>
    </style:style>
    <style:style style:name="Table4.D" style:family="table-column">
      <style:table-column-properties style:column-width="53.45mm"/>
    </style:style>
    <style:style style:name="Table4.E" style:family="table-column">
      <style:table-column-properties style:column-width="6.88mm"/>
    </style:style>
    <style:style style:name="Table4.F" style:family="table-column">
      <style:table-column-properties style:column-width="22.75mm"/>
    </style:style>
    <style:style style:name="Table4.G" style:family="table-column">
      <style:table-column-properties style:column-width="29.37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style:vertical-align="bottom" fo:padding="0.97mm" fo:border="none"/>
    </style:style>
    <style:style style:name="Table4.4" style:family="table-row">
      <style:table-row-properties style:min-row-height="6.03mm"/>
    </style:style>
    <style:style style:name="Table4.5" style:family="table-row">
      <style:table-row-properties style:min-row-height="9.63mm"/>
    </style:style>
    <style:style style:name="Table4.6" style:family="table-row">
      <style:table-row-properties style:min-row-height="5.03mm"/>
    </style:style>
    <style:style style:name="P1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565e4c" officeooo:paragraph-rsid="005ae618" style:font-size-asian="9pt" style:font-size-complex="9pt"/>
    </style:style>
    <style:style style:name="P5" style:family="paragraph" style:parent-style-name="Table_20_Contents"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officeooo:rsid="00565e4c" officeooo:paragraph-rsid="005858c4" style:font-size-asian="8pt" style:font-size-complex="8pt"/>
    </style:style>
    <style:style style:name="P7" style:family="paragraph" style:parent-style-name="Table_20_Contents">
      <style:paragraph-properties fo:margin-top="0.25mm" fo:margin-bottom="0.51mm" loext:contextual-spacing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style:font-size-asian="10pt" style:font-size-complex="10pt"/>
    </style:style>
    <style:style style:name="P9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officeooo:paragraph-rsid="00549bf1" style:font-size-asian="10pt" style:font-size-complex="10pt"/>
    </style:style>
    <style:style style:name="P10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8pt" officeooo:paragraph-rsid="00404a0b" style:font-size-asian="8pt" style:font-size-complex="8pt"/>
    </style:style>
    <style:style style:name="P11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paragraph-rsid="004c3e5c" style:font-size-asian="10pt" style:font-size-complex="10pt"/>
    </style:style>
    <style:style style:name="P12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rsid="00565e4c" officeooo:paragraph-rsid="00565e4c" style:font-size-asian="10pt" style:font-size-complex="10pt"/>
    </style:style>
    <style:style style:name="P13" style:family="paragraph" style:parent-style-name="Table_20_Contents">
      <style:paragraph-properties fo:margin-top="0.76mm" fo:margin-bottom="0mm" loext:contextual-spacing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8pt" fo:letter-spacing="0.35mm" fo:font-weight="normal" officeooo:paragraph-rsid="004fb5ae" style:font-name-asian="Microsoft YaHei" style:font-size-asian="8pt" style:font-weight-asian="normal" style:font-name-complex="Mangal" style:font-size-complex="8pt" style:font-weight-complex="normal"/>
    </style:style>
    <style:style style:name="P15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8pt" fo:letter-spacing="0.35mm" fo:font-weight="normal" officeooo:paragraph-rsid="004aeeb8" style:font-name-asian="Microsoft YaHei" style:font-size-asian="8pt" style:font-weight-asian="normal" style:font-name-complex="Mangal" style:font-size-complex="8pt" style:font-weight-complex="normal"/>
    </style:style>
    <style:style style:name="P16" style:family="paragraph" style:parent-style-name="Table_20_Contents">
      <style:paragraph-properties fo:margin-top="1.01mm" fo:margin-bottom="0mm" loext:contextual-spacing="false" fo:text-align="end" style:justify-single-word="false" style:vertical-align="bottom"/>
      <style:text-properties style:font-name="Arial" fo:font-size="10pt" fo:letter-spacing="0.81mm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17" style:family="paragraph" style:parent-style-name="Table_20_Contents">
      <style:paragraph-properties fo:margin-top="1.01mm" fo:margin-bottom="0mm" loext:contextual-spacing="false" style:vertical-align="bottom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41mm" fo:margin-right="0mm" fo:text-align="start" style:justify-single-word="false" fo:text-indent="0mm" style:auto-text-indent="false"/>
      <style:text-properties style:font-name="Arial" fo:font-size="8pt" officeooo:paragraph-rsid="0041a358" style:font-size-asian="8pt" style:font-size-complex="8pt"/>
    </style:style>
    <style:style style:name="P19" style:family="paragraph" style:parent-style-name="Table_20_Contents">
      <style:paragraph-properties fo:margin-left="0.41mm" fo:margin-right="0mm" fo:margin-top="0mm" fo:margin-bottom="0mm" loext:contextual-spacing="false" fo:line-height="100%" fo:text-align="start" style:justify-single-word="false" fo:text-indent="0mm" style:auto-text-indent="false"/>
      <style:text-properties style:font-name="Arial" fo:font-size="8pt" fo:font-weight="normal" officeooo:paragraph-rsid="00404a0b" style:font-name-asian="Microsoft YaHei" style:font-size-asian="8pt" style:font-weight-asian="normal" style:font-name-complex="Mangal" style:font-size-complex="8pt" style:font-weight-complex="normal"/>
    </style:style>
    <style:style style:name="P20" style:family="paragraph" style:parent-style-name="Table_20_Contents">
      <style:paragraph-properties fo:margin-left="0.41mm" fo:margin-right="0mm" fo:margin-top="2.03mm" fo:margin-bottom="0mm" loext:contextual-spacing="false" fo:text-indent="0mm" style:auto-text-indent="false"/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left="0.41mm" fo:margin-right="0mm" fo:line-height="100%" fo:text-align="start" style:justify-single-word="false" fo:text-indent="0mm" style:auto-text-indent="false"/>
      <style:text-properties style:font-name="Arial" fo:font-size="8pt" fo:font-weight="normal" officeooo:paragraph-rsid="00404a0b" style:font-name-asian="Microsoft YaHei" style:font-size-asian="8pt" style:font-weight-asian="normal" style:font-name-complex="Mangal" style:font-size-complex="8pt" style:font-weight-complex="normal"/>
    </style:style>
    <style:style style:name="P22" style:family="paragraph" style:parent-style-name="Standard">
      <style:paragraph-properties fo:margin-left="0.41mm" fo:margin-right="0mm" fo:margin-top="0.25mm" fo:margin-bottom="0mm" loext:contextual-spacing="false" fo:text-align="start" style:justify-single-word="false" fo:text-indent="0mm" style:auto-text-indent="false"/>
      <style:text-properties style:font-name="Arial" fo:font-size="8pt" officeooo:paragraph-rsid="0041a358" style:font-size-asian="8pt" style:font-size-complex="8pt"/>
    </style:style>
    <style:style style:name="P23" style:family="paragraph" style:parent-style-name="Table_20_Contents">
      <style:paragraph-properties fo:margin-left="0.79mm" fo:margin-right="0mm" fo:margin-top="1.01mm" fo:margin-bottom="0mm" loext:contextual-spacing="false" fo:text-align="end" style:justify-single-word="false" fo:text-indent="0mm" style:auto-text-indent="false" style:vertical-align="bottom"/>
      <style:text-properties style:font-name="Arial" fo:font-size="10pt" fo:letter-spacing="0.81mm" fo:font-weight="normal" officeooo:paragraph-rsid="005db308" style:font-name-asian="Microsoft YaHei" style:font-size-asian="10pt" style:font-weight-asian="normal" style:font-name-complex="Mangal" style:font-size-complex="10pt" style:font-weight-complex="normal"/>
    </style:style>
    <style:style style:name="P24" style:family="paragraph" style:parent-style-name="Table_20_Contents">
      <style:paragraph-properties fo:margin-top="0.41mm" fo:margin-bottom="0mm" loext:contextual-spacing="false" fo:text-align="center" style:justify-single-word="false" style:vertical-align="bottom"/>
      <style:text-properties style:font-name="Arial" fo:font-size="8pt" officeooo:paragraph-rsid="004c3e5c" style:font-size-asian="8pt" style:font-size-complex="8pt"/>
    </style:style>
    <style:style style:name="P25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10pt" fo:letter-spacing="0.46mm" officeooo:paragraph-rsid="0048ab8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0"><text:text-input text:description="&lt;o.partner_id.name or ''&gt;">partner_name</text:text-input></text:p>
            <text:p text:style-name="P21"><text:text-input text:description="&lt;o.partner_id.street or ''&gt;">Partner street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19"><text:text-input text:description="&lt;o.partner_id.country_id.name or ''&gt;">Country</text:text-inpu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><text:text-input text:description="&lt;o.currency_id.name or ''&gt;">valuta</text:text-input></text:p>
          </table:table-cell>
          <table:table-cell table:style-name="Table4.A1" office:value-type="string">
            <text:p text:style-name="P25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0"><text:text-input text:description="&lt;o.currency_id.name or ''&gt;">valuta</text:text-input></text:p>
          </table:table-cell>
          <table:table-cell table:style-name="Table4.A1" office:value-type="string">
            <text:p text:style-name="P10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3"/>
          </table:table-cell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B3" office:value-type="string">
            <text:p text:style-name="P12">00</text:p>
          </table:table-cell>
          <table:table-cell table:style-name="Table4.A1" table:number-columns-spanned="2" office:value-type="string">
            <text:p text:style-name="P11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3"/>
          </table:table-cell>
          <table:table-cell table:style-name="Table4.A1" table:number-columns-spanned="2" office:value-type="string">
            <text:p text:style-name="P15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23"><text:text-input text:description="&lt;o.partner_bank_id.acc_number or ''&gt;">bank_acc_number</text:text-input></text:p>
          </table:table-cell>
          <table:covered-table-cell/>
          <table:covered-table-cell/>
          <table:covered-table-cell/>
          <table:table-cell table:style-name="Table4.A1" office:value-type="string">
            <text:p text:style-name="P13"/>
          </table:table-cell>
          <table:table-cell table:style-name="Table4.A1" table:number-columns-spanned="2" office:value-type="string">
            <text:p text:style-name="P14"><text:text-input text:description="&lt;o.partner_bank_id.acc_number or ''&gt;">bank_acc_number</text:text-input></text:p>
          </table:table-cell>
          <table:covered-table-cell/>
        </table:table-row>
        <table:table-row table:style-name="Table4.5">
          <table:table-cell table:style-name="Table4.A1" table:number-rows-spanned="3" office:value-type="string">
            <text:p text:style-name="P22"><text:text-input text:description="&lt;user.company_id.partner_id.name or ''&gt;">name</text:text-input></text:p>
            <text:p text:style-name="P18"><text:text-input text:description="&lt;user.company_id.partner_id.street or ''&gt;">street</text:text-input></text:p>
            <text:p text:style-name="P18"><text:text-input text:description="&lt;user.company_id.partner_id.zip or ''&gt;">zip</text:text-input> <text:text-input text:description="&lt;user.company_id.partner_id.city or ''&gt;">City</text:text-input>,</text:p>
            <text:p text:style-name="P18"><text:text-input text:description="&lt;user.company_id.partner_id.country_id.name or ''&gt;">Country</text:text-input></text:p>
          </table:table-cell>
          <table:table-cell table:style-name="Table4.B3" table:number-columns-spanned="3" office:value-type="string">
            <text:p text:style-name="P16"/>
          </table:table-cell>
          <table:covered-table-cell/>
          <table:covered-table-cell/>
          <table:table-cell table:style-name="Table4.B3" office:value-type="string">
            <text:p text:style-name="P17"/>
          </table:table-cell>
          <table:table-cell table:style-name="Table4.B3" table:number-columns-spanned="2" office:value-type="string">
            <text:p text:style-name="P24"><text:text-input text:description="&lt;o.payment_ref or ''&gt;">poziv_na_broj</text:text-input></text:p>
          </table:table-cell>
          <table:covered-table-cell/>
        </table:table-row>
        <table:table-row table:style-name="Table4.6">
          <table:covered-table-cell/>
          <table:table-cell table:style-name="Table4.A1" table:number-columns-spanned="3" office:value-type="string">
            <text:p text:style-name="P2"/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4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6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office:value-type="string">
            <text:p text:style-name="P2"/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mm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99.01mm" style:num-format="1" style:print-orientation="portrait" fo:margin-top="7.2mm" fo:margin-bottom="14.73mm" fo:margin-left="10mm" fo:margin-right="3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10-03T15:02:59.841775283</dc:date>
    <dc:creator>Tomislav </dc:creator>
    <meta:editing-duration>PT6H49M31S</meta:editing-duration>
    <meta:editing-cycles>77</meta:editing-cycles>
    <meta:generator>LibreOffice/4.3.7.2$Linux_X86_64 LibreOffice_project/430m0$Build-2</meta:generator>
    <meta:document-statistic meta:table-count="1" meta:image-count="0" meta:object-count="0" meta:page-count="1" meta:paragraph-count="19" meta:word-count="69" meta:character-count="259" meta:non-whitespace-character-count="254"/>
  </office:meta>
</office:document-meta>
</file>